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0.28mm" svg:height="126.13mm" svg:x="0mm" svg:y="45.11mm">
            <loext:p draw:notify-on-update-of-ranges="Sheet1.A2:Sheet1.A9 Sheet1.B1:Sheet1.B1 Sheet1.B2:Sheet1.B9 Sheet1.C1:Sheet1.C1 Sheet1.C2:Sheet1.C9 Sheet1.D1:Sheet1.D1 Sheet1.D2:Sheet1.D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79.94mm" svg:height="125.4mm" svg:x="180.62mm" svg:y="45.15mm">
            <loext:p draw:notify-on-update-of-ranges="Sheet1.A2:Sheet1.A9 Sheet1.E1:Sheet1.E1 Sheet1.E2:Sheet1.E9 Sheet1.F1:Sheet1.F1 Sheet1.F2:Sheet1.F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91" calcext:value-type="float">
            <text:p>0,00091</text:p>
          </table:table-cell>
          <table:table-cell table:formula="of:=[.B2]/[.C2]" office:value-type="float" office:value="0.617433414043584" calcext:value-type="float">
            <text:p>0,617433414</text:p>
          </table:table-cell>
          <table:table-cell table:formula="of:=[.B2]/[.D2]" office:value-type="float" office:value="0.56043956043956" calcext:value-type="float">
            <text:p>0,56043956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865" calcext:value-type="float">
            <text:p>0,01865</text:p>
          </table:table-cell>
          <table:table-cell office:value-type="float" office:value="0.015684" calcext:value-type="float">
            <text:p>0,015684</text:p>
          </table:table-cell>
          <table:table-cell office:value-type="float" office:value="0.01613" calcext:value-type="float">
            <text:p>0,01613</text:p>
          </table:table-cell>
          <table:table-cell table:formula="of:=[.B3]/[.C3]" office:value-type="float" office:value="1.18910992093854" calcext:value-type="float">
            <text:p>1,1891099209</text:p>
          </table:table-cell>
          <table:table-cell table:formula="of:=[.B3]/[.D3]" office:value-type="float" office:value="1.15623062616243" calcext:value-type="float">
            <text:p>1,156230626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3686" calcext:value-type="float">
            <text:p>0,13686</text:p>
          </table:table-cell>
          <table:table-cell office:value-type="float" office:value="0.078875" calcext:value-type="float">
            <text:p>0,078875</text:p>
          </table:table-cell>
          <table:table-cell office:value-type="float" office:value="0.08168" calcext:value-type="float">
            <text:p>0,08168</text:p>
          </table:table-cell>
          <table:table-cell table:formula="of:=[.B4]/[.C4]" office:value-type="float" office:value="1.73515055467512" calcext:value-type="float">
            <text:p>1,7351505547</text:p>
          </table:table-cell>
          <table:table-cell table:formula="of:=[.B4]/[.D4]" office:value-type="float" office:value="1.67556317335945" calcext:value-type="float">
            <text:p>1,67556317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8684" calcext:value-type="float">
            <text:p>0,28684</text:p>
          </table:table-cell>
          <table:table-cell office:value-type="float" office:value="0.126785" calcext:value-type="float">
            <text:p>0,126785</text:p>
          </table:table-cell>
          <table:table-cell table:style-name="ce1" office:value-type="float" office:value="0.13685" calcext:value-type="float">
            <text:p>0,13685</text:p>
          </table:table-cell>
          <table:table-cell table:formula="of:=[.B5]/[.C5]" office:value-type="float" office:value="2.2624127459873" calcext:value-type="float">
            <text:p>2,262412746</text:p>
          </table:table-cell>
          <table:table-cell table:formula="of:=[.B5]/[.D5]" office:value-type="float" office:value="2.09601753744976" calcext:value-type="float">
            <text:p>2,09601753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7119" calcext:value-type="float">
            <text:p>0,57119</text:p>
          </table:table-cell>
          <table:table-cell office:value-type="float" office:value="0.226878" calcext:value-type="float">
            <text:p>0,226878</text:p>
          </table:table-cell>
          <table:table-cell office:value-type="float" office:value="0.23894" calcext:value-type="float">
            <text:p>0,23894</text:p>
          </table:table-cell>
          <table:table-cell table:formula="of:=[.B6]/[.C6]" office:value-type="float" office:value="2.51760858258624" calcext:value-type="float">
            <text:p>2,5176085826</text:p>
          </table:table-cell>
          <table:table-cell table:formula="of:=[.B6]/[.D6]" office:value-type="float" office:value="2.39051644764376" calcext:value-type="float">
            <text:p>2,39051644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1609" calcext:value-type="float">
            <text:p>0,91609</text:p>
          </table:table-cell>
          <table:table-cell office:value-type="float" office:value="0.336187" calcext:value-type="float">
            <text:p>0,336187</text:p>
          </table:table-cell>
          <table:table-cell office:value-type="float" office:value="0.34841" calcext:value-type="float">
            <text:p>0,34841</text:p>
          </table:table-cell>
          <table:table-cell table:formula="of:=[.B7]/[.C7]" office:value-type="float" office:value="2.72494177347726" calcext:value-type="float">
            <text:p>2,7249417735</text:p>
          </table:table-cell>
          <table:table-cell table:formula="of:=[.B7]/[.D7]" office:value-type="float" office:value="2.62934473752188" calcext:value-type="float">
            <text:p>2,6293447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9221" calcext:value-type="float">
            <text:p>1,29221</text:p>
          </table:table-cell>
          <table:table-cell office:value-type="float" office:value="0.436815" calcext:value-type="float">
            <text:p>0,436815</text:p>
          </table:table-cell>
          <table:table-cell office:value-type="float" office:value="0.45487" calcext:value-type="float">
            <text:p>0,45487</text:p>
          </table:table-cell>
          <table:table-cell table:formula="of:=[.B8]/[.C8]" office:value-type="float" office:value="2.95825463869144" calcext:value-type="float">
            <text:p>2,9582546387</text:p>
          </table:table-cell>
          <table:table-cell table:formula="of:=[.B8]/[.D8]" office:value-type="float" office:value="2.84083364477763" calcext:value-type="float">
            <text:p>2,84083364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03944" calcext:value-type="float">
            <text:p>2,03944</text:p>
          </table:table-cell>
          <table:table-cell office:value-type="float" office:value="0.652061" calcext:value-type="float">
            <text:p>0,652061</text:p>
          </table:table-cell>
          <table:table-cell office:value-type="float" office:value="0.68765" calcext:value-type="float">
            <text:p>0,68765</text:p>
          </table:table-cell>
          <table:table-cell table:formula="of:=[.B9]/[.C9]" office:value-type="float" office:value="3.12768283948894" calcext:value-type="float">
            <text:p>3,1276828395</text:p>
          </table:table-cell>
          <table:table-cell table:formula="of:=[.B9]/[.D9]" office:value-type="float" office:value="2.96581109576092" calcext:value-type="float">
            <text:p>2,9658110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9:39:18.992714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3-30T10:32:07.010225495</dc:date>
    <dc:creator>Francisco Lupiáñez</dc:creator>
    <meta:editing-duration>PT45M54S</meta:editing-duration>
    <meta:editing-cycles>7</meta:editing-cycles>
    <meta:generator>LibreOffice/5.0.3.2$Linux_X86_64 LibreOffice_project/00m0$Build-2</meta:generator>
    <meta:document-statistic meta:table-count="1" meta:cell-count="53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29cm" svg:height="12.614cm" xlink:href=".." xlink:type="simple" chart:class="chart:line" chart:style-name="ch1">
        <chart:title svg:x="8.216cm" svg:y="0.388cm" chart:style-name="ch2">
          <text:p>Tiempo</text:p>
        </chart:title>
        <chart:legend chart:legend-position="end" svg:x="15.732cm" svg:y="5.51cm" style:legend-expansion="high" chart:style-name="ch3"/>
        <chart:plot-area chart:style-name="ch4" table:cell-range-address="Sheet1.A1:Sheet1.D9" chart:data-source-has-labels="both" svg:x="1.371cm" svg:y="1.445cm" svg:width="14.001cm" svg:height="9.936cm">
          <chartooo:coordinate-region svg:x="2.098cm" svg:y="1.644cm" svg:width="12.902cm" svg:height="9.09cm"/>
          <chart:axis chart:dimension="x" chart:name="primary-x" chart:style-name="ch5" chartooo:axis-type="auto">
            <chartooo:date-scale/>
            <chart:title svg:x="7.745cm" svg:y="11.633cm" chart:style-name="ch6">
              <text:p>Tamaño</text:p>
            </chart:title>
            <chart:categories table:cell-range-address="Sheet1.A2:Sheet1.A9"/>
          </chart:axis>
          <chart:axis chart:dimension="y" chart:name="primary-y" chart:style-name="ch5">
            <chart:title svg:x="0.451cm" svg:y="7.224cm" chart:style-name="ch7">
              <text:p>Tiempo (s)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9" chart:label-cell-address="Sheet1.C1:Sheet1.C1" chart:class="chart:line">
            <chart:data-point chart:repeated="8"/>
          </chart:series>
          <chart:series chart:style-name="ch11" chart:values-cell-range-address="Sheet1.D2:Sheet1.D9" chart:label-cell-address="Sheet1.D1:Sheet1.D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Sheet1.A2:Sheet1.A9</svg:desc>
                </draw:g>
              </table:table-cell>
              <table:table-cell office:value-type="float" office:value="0.00051">
                <text:p>0.00051</text:p>
                <draw:g>
                  <svg:desc>Sheet1.B2:Sheet1.B9</svg:desc>
                </draw:g>
              </table:table-cell>
              <table:table-cell office:value-type="float" office:value="0.000826">
                <text:p>0.000826</text:p>
                <draw:g>
                  <svg:desc>Sheet1.C2:Sheet1.C9</svg:desc>
                </draw:g>
              </table:table-cell>
              <table:table-cell office:value-type="float" office:value="0.00091">
                <text:p>0.00091</text:p>
                <draw:g>
                  <svg:desc>Sheet1.D2:Sheet1.D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1865">
                <text:p>0.01865</text:p>
              </table:table-cell>
              <table:table-cell office:value-type="float" office:value="0.015684">
                <text:p>0.015684</text:p>
              </table:table-cell>
              <table:table-cell office:value-type="float" office:value="0.01613">
                <text:p>0.0161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3686">
                <text:p>0.13686</text:p>
              </table:table-cell>
              <table:table-cell office:value-type="float" office:value="0.078875">
                <text:p>0.078875</text:p>
              </table:table-cell>
              <table:table-cell office:value-type="float" office:value="0.08168">
                <text:p>0.0816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8684">
                <text:p>0.28684</text:p>
              </table:table-cell>
              <table:table-cell office:value-type="float" office:value="0.126785">
                <text:p>0.126785</text:p>
              </table:table-cell>
              <table:table-cell office:value-type="float" office:value="0.13685">
                <text:p>0.136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57119">
                <text:p>0.57119</text:p>
              </table:table-cell>
              <table:table-cell office:value-type="float" office:value="0.226878">
                <text:p>0.226878</text:p>
              </table:table-cell>
              <table:table-cell office:value-type="float" office:value="0.23894">
                <text:p>0.2389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91609">
                <text:p>0.91609</text:p>
              </table:table-cell>
              <table:table-cell office:value-type="float" office:value="0.336187">
                <text:p>0.336187</text:p>
              </table:table-cell>
              <table:table-cell office:value-type="float" office:value="0.34841">
                <text:p>0.348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9221">
                <text:p>1.29221</text:p>
              </table:table-cell>
              <table:table-cell office:value-type="float" office:value="0.436815">
                <text:p>0.436815</text:p>
              </table:table-cell>
              <table:table-cell office:value-type="float" office:value="0.45487">
                <text:p>0.4548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.03944">
                <text:p>2.03944</text:p>
              </table:table-cell>
              <table:table-cell office:value-type="float" office:value="0.652061">
                <text:p>0.652061</text:p>
              </table:table-cell>
              <table:table-cell office:value-type="float" office:value="0.68765">
                <text:p>0.687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95cm" svg:height="12.541cm" xlink:href=".." xlink:type="simple" chart:class="chart:line" chart:style-name="ch1">
        <chart:title svg:x="7.974cm" svg:y="0.386cm" chart:style-name="ch2">
          <text:p>Ganancia</text:p>
        </chart:title>
        <chart:legend chart:legend-position="end" svg:x="15.804cm" svg:y="5.722cm" style:legend-expansion="high" chart:style-name="ch3"/>
        <chart:plot-area chart:style-name="ch4" table:cell-range-address="Sheet1.A2:Sheet1.A9 Sheet1.E1:Sheet1.F9" chart:data-source-has-labels="both" svg:x="1.37cm" svg:y="1.441cm" svg:width="14.075cm" svg:height="9.869cm">
          <chartooo:coordinate-region svg:x="2.097cm" svg:y="1.64cm" svg:width="12.976cm" svg:height="9.023cm"/>
          <chart:axis chart:dimension="x" chart:name="primary-x" chart:style-name="ch5" chartooo:axis-type="auto">
            <chartooo:date-scale/>
            <chart:title svg:x="7.781cm" svg:y="11.56cm" chart:style-name="ch6">
              <text:p>Tamaño</text:p>
            </chart:title>
            <chart:categories table:cell-range-address="Sheet1.A2:Sheet1.A9"/>
          </chart:axis>
          <chart:axis chart:dimension="y" chart:name="primary-y" chart:style-name="ch5">
            <chart:title svg:x="0.451cm" svg:y="7.133cm" chart:style-name="ch7">
              <text:p>Ganancia</text:p>
            </chart:title>
            <chart:grid chart:style-name="ch8" chart:class="major"/>
          </chart:axis>
          <chart:series chart:style-name="ch9" chart:values-cell-range-address="Sheet1.E2:Sheet1.E9" chart:label-cell-address="Sheet1.E1:Sheet1.E1" chart:class="chart:line">
            <chart:data-point chart:repeated="8"/>
          </chart:series>
          <chart:series chart:style-name="ch10" chart:values-cell-range-address="Sheet1.F2:Sheet1.F9" chart:label-cell-address="Sheet1.F1:Sheet1.F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Sheet1.E1:Sheet1.E1</svg:desc>
                </draw:g>
              </table:table-cell>
              <table:table-cell office:value-type="string">
                <text:p>S_2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Sheet1.A2:Sheet1.A9</svg:desc>
                </draw:g>
              </table:table-cell>
              <table:table-cell office:value-type="float" office:value="0.617433414043584">
                <text:p>0.617433414043584</text:p>
                <draw:g>
                  <svg:desc>Sheet1.E2:Sheet1.E9</svg:desc>
                </draw:g>
              </table:table-cell>
              <table:table-cell office:value-type="float" office:value="0.56043956043956">
                <text:p>0.56043956043956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18910992093854">
                <text:p>1.18910992093854</text:p>
              </table:table-cell>
              <table:table-cell office:value-type="float" office:value="1.15623062616243">
                <text:p>1.1562306261624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73515055467512">
                <text:p>1.73515055467512</text:p>
              </table:table-cell>
              <table:table-cell office:value-type="float" office:value="1.67556317335945">
                <text:p>1.675563173359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2624127459873">
                <text:p>2.2624127459873</text:p>
              </table:table-cell>
              <table:table-cell office:value-type="float" office:value="2.09601753744976">
                <text:p>2.096017537449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51760858258624">
                <text:p>2.51760858258624</text:p>
              </table:table-cell>
              <table:table-cell office:value-type="float" office:value="2.39051644764376">
                <text:p>2.3905164476437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.72494177347726">
                <text:p>2.72494177347726</text:p>
              </table:table-cell>
              <table:table-cell office:value-type="float" office:value="2.62934473752188">
                <text:p>2.629344737521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95825463869144">
                <text:p>2.95825463869144</text:p>
              </table:table-cell>
              <table:table-cell office:value-type="float" office:value="2.84083364477763">
                <text:p>2.840833644777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12768283948894">
                <text:p>3.12768283948894</text:p>
              </table:table-cell>
              <table:table-cell office:value-type="float" office:value="2.96581109576092">
                <text:p>2.965811095760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